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66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M-A dion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algo1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2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Le mode de controle est util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go2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4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lgo3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00-00-00</text:date>, <text:time style:data-style-name="N2" text:time-value="18:58:22.551418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9:44:27.604944053</meta:creation-date>
    <dc:date>2018-08-08T19:21:46.076121909</dc:date>
    <meta:editing-duration>PT12M3S</meta:editing-duration>
    <meta:editing-cycles>2</meta:editing-cycles>
    <meta:generator>LibreOffice/5.1.6.2$Linux_X86_64 LibreOffice_project/10m0$Build-2</meta:generator>
    <meta:document-statistic meta:table-count="1" meta:cell-count="79" meta:object-count="0"/>
  </office:meta>
</office:document-meta>
</file>